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5.75cm"/>
      <style:paragraph-properties style:writing-mode="lr-tb"/>
    </style:style>
    <style:style style:name="gr2" style:family="graphic" style:parent-style-name="standard">
      <style:graphic-properties draw:stroke="dash" draw:stroke-dash="Dash" svg:stroke-width="0.1cm" draw:marker-start-width="0.35cm" draw:marker-end-width="0.35cm" draw:fill="none" draw:textarea-horizontal-align="justify" draw:textarea-vertical-align="top" draw:auto-grow-height="false" fo:min-height="25.65cm" fo:min-width="42.65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6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7cm"/>
      <style:paragraph-properties style:writing-mode="lr-tb"/>
    </style:style>
    <style:style style:name="gr6" style:family="graphic" style:parent-style-name="objectwithoutfill">
      <style:graphic-properties draw:marker-end="화살촉_20_1" draw:marker-end-width="0.3cm" draw:fill="none" draw:textarea-vertical-align="middle"/>
    </style:style>
    <style:style style:name="gr7" style:family="graphic" style:parent-style-name="objectwithoutfill">
      <style:graphic-properties draw:marker-end="화살촉_20_2" draw:marker-end-width="0.3cm" draw:fill="none" draw:textarea-vertical-align="middle"/>
    </style:style>
    <style:style style:name="gr8" style:family="graphic" style:parent-style-name="objectwithoutfill">
      <style:graphic-properties draw:marker-end="화살촉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26cm" fo:min-width="3.75cm"/>
      <style:paragraph-properties style:writing-mode="lr-tb"/>
    </style:style>
    <style:style style:name="gr10" style:family="graphic" style:parent-style-name="objectwithoutfill">
      <style:graphic-properties draw:marker-end="화살촉_20_5" draw:marker-end-width="0.3cm" draw:fill="none" draw:textarea-vertical-align="middle"/>
    </style:style>
    <style:style style:name="gr11" style:family="graphic" style:parent-style-name="objectwithoutfill">
      <style:graphic-properties draw:marker-end="화살촉_20_6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13" style:family="graphic" style:parent-style-name="objectwithoutfill">
      <style:graphic-properties draw:marker-end="화살촉_20_7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126cm" fo:min-width="3.876cm"/>
      <style:paragraph-properties style:writing-mode="lr-tb"/>
    </style:style>
    <style:style style:name="gr15" style:family="graphic" style:parent-style-name="objectwithoutfill">
      <style:graphic-properties draw:marker-end="화살촉_20_8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cm" fo:min-width="9.75cm"/>
      <style:paragraph-properties style:writing-mode="lr-tb"/>
    </style:style>
    <style:style style:name="gr18" style:family="graphic" style:parent-style-name="objectwithoutfill">
      <style:graphic-properties draw:marker-end="화살촉_20_9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602cm" fo:min-width="6.214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76cm" fo:min-width="3.126cm"/>
      <style:paragraph-properties style:writing-mode="lr-tb"/>
    </style:style>
    <style:style style:name="gr21" style:family="graphic" style:parent-style-name="objectwithoutfill">
      <style:graphic-properties draw:marker-end="화살촉_20_10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23" style:family="graphic" style:parent-style-name="objectwithoutfill">
      <style:graphic-properties draw:marker-end="화살촉_20_11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화살촉_20_12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25cm" fo:min-width="8.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27" style:family="graphic" style:parent-style-name="objectwithoutfill">
      <style:graphic-properties draw:marker-end="화살촉_20_13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834cm" fo:min-width="5.52cm" fo:wrap-option="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1" draw:id="id1" draw:layer="layout" svg:width="6.25cm" svg:height="1cm" svg:x="19cm" svg:y="2.25cm">
          <text:p text:style-name="P1">Language 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3.25cm" svg:height="26cm" svg:x="4cm" svg:y="4.5cm">
          <text:p text:style-name="P1">&lt;Message analysis&gt;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5cm" svg:height="1.5cm" svg:x="22.1cm" svg:y="34.662cm">
          <text:p text:style-name="P1">언어 해석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7.25cm" svg:height="2cm" svg:x="22.225cm" svg:y="41.8cm">
          <text:p text:style-name="P1">언어 맥락 고려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7.5cm" svg:height="1.25cm" svg:x="22.1cm" svg:y="45.75cm">
          <text:p text:style-name="P1">언어 메시지 산출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2.125cm" svg:y1="3.25cm" svg:x2="24.625cm" svg:y2="7.5cm" draw:start-shape="id1" draw:start-glue-point="2" draw:end-shape="id2" draw:end-glue-point="4" svg:d="M22125 3250l2500 4250" svg:viewBox="0 0 2501 4251">
          <text:p/>
        </draw:connector>
        <draw:connector draw:style-name="gr7" draw:text-style-name="P3" draw:layer="layout" draw:type="line" svg:x1="25.625cm" svg:y1="30.5cm" svg:x2="25.85cm" svg:y2="34.662cm" draw:start-shape="id3" draw:start-glue-point="2" draw:end-shape="id4" draw:end-glue-point="0" svg:d="M25625 30500l225 4162" svg:viewBox="0 0 226 4163">
          <text:p/>
        </draw:connector>
        <draw:connector draw:style-name="gr8" draw:text-style-name="P3" draw:layer="layout" draw:type="line" svg:x1="25.85cm" svg:y1="43.8cm" svg:x2="25.85cm" svg:y2="45.75cm" draw:start-shape="id5" draw:start-glue-point="2" draw:end-shape="id6" draw:end-glue-point="0" svg:d="M25850 43800v1950" svg:viewBox="0 0 1 1951">
          <text:p/>
        </draw:connector>
        <draw:custom-shape draw:style-name="gr9" draw:text-style-name="P1" xml:id="id7" draw:id="id7" draw:layer="layout" svg:width="8.5cm" svg:height="2.75cm" svg:x="21.6cm" svg:y="37.412cm">
          <text:p text:style-name="P1">의사소통의 목적을 달성하였는가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draw:type="line" svg:x1="25.85cm" svg:y1="36.162cm" svg:x2="25.85cm" svg:y2="37.412cm" draw:start-shape="id4" draw:start-glue-point="2" draw:end-shape="id7" draw:end-glue-point="4" svg:d="M25850 36162v1250" svg:viewBox="0 0 1 1251">
          <text:p/>
        </draw:connector>
        <draw:connector draw:style-name="gr11" draw:text-style-name="P2" draw:layer="layout" draw:type="line" svg:x1="25.85cm" svg:y1="40.162cm" svg:x2="25.85cm" svg:y2="41.8cm" draw:start-shape="id7" draw:start-glue-point="6" draw:end-shape="id5" draw:end-glue-point="0" svg:d="M25850 40162v1638" svg:viewBox="0 0 1 1639">
          <text:p text:style-name="P4">아니오</text:p>
        </draw:connector>
        <draw:custom-shape draw:style-name="gr12" draw:text-style-name="P1" xml:id="id8" draw:id="id8" draw:layer="layout" svg:width="4.25cm" svg:height="1.5cm" svg:x="31.85cm" svg:y="38.037cm">
          <text:p text:style-name="P1">종료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type="line" svg:x1="30.1cm" svg:y1="38.787cm" svg:x2="31.85cm" svg:y2="38.787cm" draw:start-shape="id7" draw:start-glue-point="7" draw:end-shape="id8" draw:end-glue-point="3" svg:d="M30100 38787h1750" svg:viewBox="0 0 1751 1">
          <text:p/>
        </draw:connector>
        <draw:custom-shape draw:style-name="gr14" draw:text-style-name="P1" xml:id="id2" draw:id="id2" draw:layer="layout" svg:width="8.75cm" svg:height="2.75cm" svg:x="20.25cm" svg:y="7.5cm">
          <text:p text:style-name="P1">Is message fir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5" draw:layer="layout" svg:x1="20.25cm" svg:y1="8.875cm" svg:x2="14.362cm" svg:y2="13.35cm" draw:start-shape="id2" draw:start-glue-point="5" draw:end-shape="id9" draw:end-glue-point="0" svg:d="M20250 8875h-5888v4475" svg:viewBox="0 0 5889 4476">
          <text:p>Yes</text:p>
        </draw:connector>
        <draw:custom-shape draw:style-name="gr16" draw:text-style-name="P4" xml:id="id9" draw:id="id9" draw:layer="layout" svg:width="4cm" svg:height="1.75cm" svg:x="12.362cm" svg:y="13.35cm">
          <text:p text:style-name="P4">Save message</text:p>
          <draw:enhanced-geometry svg:viewBox="0 0 21600 21600" draw:type="rectangle" draw:enhanced-path="M 0 0 L 21600 0 21600 21600 0 21600 0 0 Z N"/>
        </draw:custom-shape>
        <draw:custom-shape draw:style-name="gr17" draw:text-style-name="P4" xml:id="id10" draw:id="id10" draw:layer="layout" svg:width="10.25cm" svg:height="2.25cm" svg:x="27.5cm" svg:y="13cm">
          <text:p text:style-name="P4">Compare message of storage sequentially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29cm" svg:y1="8.875cm" svg:x2="32.625cm" svg:y2="13cm" draw:start-shape="id2" draw:start-glue-point="7" draw:end-shape="id10" draw:end-glue-point="0" svg:d="M29000 8875h3625v4125" svg:viewBox="0 0 3626 4126">
          <text:p>No</text:p>
        </draw:connector>
        <draw:custom-shape draw:style-name="gr19" draw:text-style-name="P4" draw:layer="layout" svg:width="7.25cm" svg:height="2cm" svg:x="38.5cm" svg:y="10.5cm">
          <text:p text:style-name="P4">How compare?</text:p>
          <draw:enhanced-geometry svg:viewBox="0 0 21600 21600" draw:text-areas="800 800 20800 20800" draw:type="round-rectangular-callout" draw:modifiers="-726.851468762929 29803.8980509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4" xml:id="id12" draw:id="id12" draw:layer="layout" svg:width="7.25cm" svg:height="2.25cm" svg:x="28.75cm" svg:y="19.85cm">
          <text:p text:style-name="P4">S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draw:type="line" svg:x1="32.625cm" svg:y1="15.25cm" svg:x2="33cm" svg:y2="16.5cm" draw:start-shape="id10" draw:start-glue-point="2" draw:end-shape="id11" draw:end-glue-point="0" svg:d="M32625 15250l375 1250" svg:viewBox="0 0 376 1251">
          <text:p/>
        </draw:connector>
        <draw:custom-shape draw:style-name="gr22" draw:text-style-name="P4" xml:id="id13" draw:id="id13" draw:layer="layout" svg:width="5cm" svg:height="2cm" svg:x="22.75cm" svg:y="23.65cm">
          <text:p text:style-name="P4">Pass next step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svg:x1="28.75cm" svg:y1="20.975cm" svg:x2="25.25cm" svg:y2="23.65cm" draw:start-shape="id12" draw:start-glue-point="5" draw:end-shape="id13" draw:end-glue-point="0" svg:d="M28750 20975h-3500v2675" svg:viewBox="0 0 3501 2676">
          <text:p>Yes</text:p>
        </draw:connector>
        <draw:connector draw:style-name="gr24" draw:text-style-name="P5" draw:layer="layout" svg:x1="36cm" svg:y1="20.975cm" svg:x2="40cm" svg:y2="22.9cm" draw:start-shape="id12" draw:start-glue-point="7" draw:end-shape="id14" svg:d="M36000 20975h4000v1925" svg:viewBox="0 0 4001 1926">
          <text:p>No</text:p>
        </draw:connector>
        <draw:custom-shape draw:style-name="gr25" draw:text-style-name="P4" xml:id="id14" draw:id="id14" draw:layer="layout" svg:width="9cm" svg:height="2.5cm" svg:x="35.5cm" svg:y="22.9cm">
          <text:p text:style-name="P4">Save message from start point to end point</text:p>
          <draw:enhanced-geometry svg:viewBox="0 0 21600 21600" draw:type="rectangle" draw:enhanced-path="M 0 0 L 21600 0 21600 21600 0 21600 0 0 Z N"/>
        </draw:custom-shape>
        <draw:custom-shape draw:style-name="gr26" draw:text-style-name="P4" xml:id="id11" draw:id="id11" draw:layer="layout" svg:width="9cm" svg:height="2cm" svg:x="28.5cm" svg:y="16.5cm">
          <text:p text:style-name="P4">Set start point and end point in input message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draw:type="line" svg:x1="33cm" svg:y1="18.5cm" svg:x2="32.375cm" svg:y2="19.85cm" draw:start-shape="id11" draw:start-glue-point="2" draw:end-shape="id12" draw:end-glue-point="4" svg:d="M33000 18500l-625 1350" svg:viewBox="0 0 626 1351">
          <text:p/>
        </draw:connector>
        <draw:custom-shape draw:style-name="gr28" draw:text-style-name="P4" draw:layer="layout" svg:width="6.5cm" svg:height="2.25cm" svg:x="44.5cm" svg:y="19.25cm">
          <text:p text:style-name="P4">What do program save?</text:p>
          <draw:enhanced-geometry svg:viewBox="0 0 21600 21600" draw:text-areas="800 800 20800 20800" draw:type="round-rectangular-callout" draw:modifiers="946.931241347485 36818.83607285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10" draw:display-name="화살촉 10" svg:viewBox="0 0 20 20" svg:d="M0 20l10-20 10 20z"/>
    <draw:marker draw:name="화살촉_20_11" draw:display-name="화살촉 11" svg:viewBox="0 0 20 20" svg:d="M0 20l10-20 10 20z"/>
    <draw:marker draw:name="화살촉_20_12" draw:display-name="화살촉 12" svg:viewBox="0 0 20 20" svg:d="M0 20l10-20 10 20z"/>
    <draw:marker draw:name="화살촉_20_13" draw:display-name="화살촉 13" svg:viewBox="0 0 20 20" svg:d="M0 20l10-20 10 20z"/>
    <draw:marker draw:name="화살촉_20_2" draw:display-name="화살촉 2" svg:viewBox="0 0 20 20" svg:d="M0 20l10-20 10 20z"/>
    <draw:marker draw:name="화살촉_20_4" draw:display-name="화살촉 4" svg:viewBox="0 0 20 20" svg:d="M0 20l10-20 10 20z"/>
    <draw:marker draw:name="화살촉_20_5" draw:display-name="화살촉 5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16:28:24.445524554</meta:creation-date>
    <meta:generator>LibreOffice/7.2.1.2$Linux_X86_64 LibreOffice_project/87b77fad49947c1441b67c559c339af8f3517e22</meta:generator>
    <dc:date>2021-11-05T21:03:24.231966769</dc:date>
    <meta:editing-duration>PT1H5M41S</meta:editing-duration>
    <meta:editing-cycles>30</meta:editing-cycles>
    <meta:document-statistic meta:object-count="28"/>
  </office:meta>
</office:document-meta>
</file>